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imSun1" svg:font-family="SimSun"/>
    <style:font-face style:name="Calibri" svg:font-family="Calibri"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fo:font-style="italic" fo:font-weight="bold" style:font-style-asian="italic" style:font-weight-asian="bold" style:font-style-complex="italic" style:font-weight-complex="bold"/>
    </style:style>
    <style:style style:name="P2" style:family="paragraph" style:parent-style-name="Standard">
      <style:text-properties fo:language="en" fo:country="US"/>
    </style:style>
    <style:style style:name="P3" style:family="paragraph" style:parent-style-name="Standard" style:list-style-name="WW8Num1">
      <style:paragraph-properties fo:margin-left="0.75cm" fo:margin-right="0cm" fo:text-align="justify" style:justify-single-word="false" fo:text-indent="-0.75cm" style:auto-text-indent="false">
        <style:tab-stops>
          <style:tab-stop style:position="0.75cm"/>
        </style:tab-stops>
      </style:paragraph-properties>
      <style:text-properties fo:language="en" fo:country="US" fo:font-style="italic" fo:font-weight="bold" style:font-style-asian="italic" style:font-weight-asian="bold" style:font-style-complex="italic" style:font-weight-complex="bold" fo:background-color="#00ffff"/>
    </style:style>
    <style:style style:name="P4" style:family="paragraph" style:parent-style-name="Standard" style:list-style-name="WW8Num1">
      <style:paragraph-properties fo:margin-left="0.75cm" fo:margin-right="0cm" fo:text-align="justify" style:justify-single-word="false" fo:text-indent="-0.75cm" style:auto-text-indent="false">
        <style:tab-stops>
          <style:tab-stop style:position="0.75cm"/>
        </style:tab-stops>
      </style:paragraph-properties>
      <style:text-properties fo:color="#000000" style:font-style-complex="italic" style:font-weight-complex="bold"/>
    </style:style>
    <style:style style:name="P5" style:family="paragraph" style:parent-style-name="Standard" style:list-style-name="">
      <style:paragraph-properties fo:margin-left="0cm" fo:margin-right="0cm" fo:text-align="justify" style:justify-single-word="false" fo:text-indent="0cm" style:auto-text-indent="false"/>
      <style:text-properties fo:language="en" fo:country="US" fo:font-style="italic" fo:font-weight="bold" style:font-style-asian="italic" style:font-weight-asian="bold" style:font-style-complex="italic" style:font-weight-complex="bold"/>
    </style:style>
    <style:style style:name="P6" style:family="paragraph" style:parent-style-name="Standard" style:list-style-name="">
      <style:paragraph-properties fo:margin-left="0cm" fo:margin-right="0cm" fo:text-align="justify" style:justify-single-word="false" fo:text-indent="0cm" style:auto-text-indent="false"/>
      <style:text-properties fo:color="#000000" style:font-style-complex="italic" style:font-weight-complex="bold"/>
    </style:style>
    <style:style style:name="P7" style:family="paragraph" style:parent-style-name="Standard" style:list-style-name="">
      <style:paragraph-properties fo:margin-left="0.741cm" fo:margin-right="0cm" fo:text-align="justify" style:justify-single-word="false" fo:text-indent="0.741cm" style:auto-text-indent="false"/>
      <style:text-properties fo:color="#000000" style:font-style-complex="italic" style:font-weight-complex="bold"/>
    </style:style>
    <style:style style:name="P8" style:family="paragraph" style:parent-style-name="Standard" style:master-page-name="Standard">
      <style:paragraph-properties fo:text-align="justify" style:justify-single-word="false" style:page-number="auto"/>
    </style:style>
    <style:style style:name="T1" style:family="text">
      <style:text-properties fo:language="en" fo:country="US" fo:font-style="italic" fo:font-weight="bold" style:font-style-asian="italic" style:font-weight-asian="bold" style:font-style-complex="italic" style:font-weight-complex="bold"/>
    </style:style>
    <style:style style:name="T2" style:family="text">
      <style:text-properties fo:language="en" fo:country="US" fo:font-style="italic" fo:font-weight="bold" style:font-style-asian="italic" style:font-weight-asian="bold" style:font-style-complex="italic" style:font-weight-complex="bold" fo:background-color="#00ffff"/>
    </style:style>
    <style:style style:name="T3" style:family="text">
      <style:text-properties fo:language="en" fo:country="US" fo:font-style="italic" fo:font-weight="bold" style:font-style-asian="italic" style:font-weight-asian="bold" fo:background-color="#00ffff"/>
    </style:style>
    <style:style style:name="T4" style:family="text">
      <style:text-properties fo:color="#000000"/>
    </style:style>
    <style:style style:name="T5" style:family="text">
      <style:text-properties fo:color="#000000" style:font-style-complex="italic" style:font-weight-complex="bold"/>
    </style:style>
    <style:style style:name="T6" style:family="text">
      <style:text-properties fo:background-color="#00fff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Result for 2889 with 1 switch and</text:span><text:span text:style-name="T5"> 4 switches.</text:span></text:p>
      <text:list xml:id="list862259483651878576" text:style-name="WW8Num1">
        <text:list-item>
          <text:p text:style-name="P3">Address Caching Capacity Results: </text:p>
        </text:list-item>
      </text:list>
      <text:p text:style-name="P5">1 switch: 1504. </text:p>
      <text:p text:style-name="P5">4 switches: 1504. </text:p>
      <text:p text:style-name="P5">Each switch has 18 ports. So 1504 /18=83 switches. Within aging time, the address cache of one WR switch could only save 1504 items of MAC address and its port, 83 WR switches. More switches are used for FAIR, it could introduce much traffic by packet flooding for the address learning.</text:p>
      <text:list xml:id="list165427878598007" text:continue-numbering="true" text:style-name="WW8Num1">
        <text:list-item>
          <text:p text:style-name="P3">Congestion control</text:p>
        </text:list-item>
      </text:list>
      <text:p text:style-name="P5">1 switch: 64 bytes -&gt; 256 bytes frame, no packet loss in uncongested port</text:p>
      <text:p text:style-name="P5">4 switches: all length frames, packet loss in uncongested port. (no matter congested port and uncongested port are in the same switch or not)</text:p>
      <text:list xml:id="list165429377747674" text:continue-numbering="true" text:style-name="WW8Num1">
        <text:list-item>
          <text:p text:style-name="P3">Broadcast traffic (1-&gt;N or N-&gt;N)</text:p>
        </text:list-item>
      </text:list>
      <text:p text:style-name="P5">1 switch: 64 bytes -&gt; 512 bytes frame, the throughput and forwarding could reach 900Mbps. </text:p>
      <text:p text:style-name="P5">4 switches: 64 bytes -&gt; 512 bytes frame, the throughput and forwarding could reach 900Mbps. </text:p>
      <text:list xml:id="list165428813032986" text:continue-numbering="true" text:style-name="WW8Num1">
        <text:list-item>
          <text:p text:style-name="P3">Unicast (1-&gt;N)</text:p>
        </text:list-item>
      </text:list>
      <text:p text:style-name="P6">1 switch: 64 bytes -&gt; 1518 bytes frame, the throughput and forwarding could reach 900Mbps </text:p>
      <text:p text:style-name="P6">4 switches: 64 bytes -&gt; 1518 bytes frame, the throughput and forwarding &lt; 100Mbps</text:p>
      <text:list xml:id="list165427332733088" text:continue-numbering="true" text:style-name="WW8Num1">
        <text:list-item>
          <text:p text:style-name="P4">Unicast (N-&gt;N, N&lt;-&gt;N))</text:p>
        </text:list-item>
      </text:list>
      <text:p text:style-name="P6">1 switch: 64 bytes -&gt; 128 bytes frame, the throughput and forwarding &lt; 100Mbps</text:p>
      <text:p text:style-name="P7">256 bytes -&gt; 1518 bytes frame, the throughput and forwarding could reach 900Mbps </text:p>
      <text:p text:style-name="P6">4 switches: 64 bytes -&gt; 1518 bytes frame, the throughput and forwarding &lt; 100Mbps </text:p>
      <text:list xml:id="list165428712763198" text:continue-numbering="true" text:style-name="WW8Num1">
        <text:list-item>
          <text:p text:style-name="P3">Forward Pressure</text:p>
        </text:list-item>
      </text:list>
      <text:p text:style-name="P5">1 switch: no forward pressure</text:p>
      <text:p text:style-name="P5">4 switches: no forward pressure</text:p>
      <text:list xml:id="list165428251247681" text:continue-numbering="true" text:style-name="WW8Num1">
        <text:list-item>
          <text:p text:style-name="P3">Error frame filter</text:p>
        </text:list-item>
      </text:list>
      <text:p text:style-name="P5">1 switch: WR switch could not filter oversize and undersize frames. </text:p>
      <text:p text:style-name="P5">4 switches: WR switch could not filter oversize, undersize and FCS frames. WR switch causes FCS error.</text:p>
      <text:p text:style-name="P1"/>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imSun1" svg:font-family="SimSun"/>
    <style:font-face style:name="Calibri" svg:font-family="Calibri"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roman" fo:font-size="10.5pt" fo:language="en" fo:country="US" style:font-name-asian="SimSun1" style:font-family-asian="SimSun" style:font-size-asian="10.5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WW8Num1z0"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caladmin_jbai</meta:initial-creator>
    <meta:creation-date>2016-07-11T15:41:06</meta:creation-date>
    <dc:creator>localadmin_jbai</dc:creator>
    <dc:date>2016-07-11T15:41:12</dc:date>
    <meta:document-statistic meta:table-count="0" meta:image-count="0" meta:object-count="0" meta:page-count="1" meta:paragraph-count="24" meta:word-count="270" meta:character-count="1571" meta:non-whitespace-character-count="1323"/>
    <meta:generator>LibreOffice/5.0.2.2$Windows_x86 LibreOffice_project/37b43f919e4de5eeaca9b9755ed688758a8251fe</meta:generator>
    <meta:user-defined meta:name="KSOProductBuildVer">1033-10.1.0.5552</meta:user-defined>
  </office:meta>
</office:document-meta>
</file>